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7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79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1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82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5">Changed Bootloader resources:</text:p>
      <text:p text:style-name="P75">2_pcb_Bootloader_V4_29_CA</text:p>
      <text:p text:style-name="P75"/>
      <text:p text:style-name="P81">Recompile and check for no changes</text:p>
      <text:p text:style-name="P77"/>
      <text:p text:style-name="P82">Version 2</text:p>
      <text:p text:style-name="P78">Mini-OS_V29_CA<text:tab/><text:tab/><text:tab/><text:span text:style-name="T36">OK</text:span><text:tab/></text:p>
      <text:p text:style-name="P78">2_pcb_Bootloader_V4_31_CA<text:tab/><text:span text:style-name="T36">OK</text:span></text:p>
      <text:p text:style-name="P78"/>
      <text:p text:style-name="P78">Mini-OS_V30_CC<text:tab/><text:tab/><text:tab/><text:span text:style-name="T37">OK</text:span></text:p>
      <text:p text:style-name="P78">2_pcb_Bootloader_V4_32_CC<text:tab/><text:span text:style-name="T37">OK</text:span></text:p>
      <text:p text:style-name="P78"/>
      <text:p text:style-name="P82">Update and test version 1</text:p>
      <text:p text:style-name="P79"/>
      <text:p text:style-name="P80">Mini-OS_V27_CA</text:p>
      <text:p text:style-name="P79">2_pcb_Bootloader_V4_29_CA</text:p>
      <text:p text:style-name="P79"/>
      <text:p text:style-name="P79">Mini-OS_V28_CC</text:p>
      <text:p text:style-name="P79">2_pcb_Bootloader_V4_30_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9T17:14:02.020000000</dc:date>
    <meta:editing-duration>PT10H9M8S</meta:editing-duration>
    <meta:editing-cycles>38</meta:editing-cycles>
    <meta:document-statistic meta:table-count="0" meta:image-count="0" meta:object-count="0" meta:page-count="6" meta:paragraph-count="225" meta:word-count="966" meta:character-count="6271" meta:non-whitespace-character-count="5430"/>
  </office:meta>
</office:document-meta>
</file>